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5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7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5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6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7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8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9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0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626834286129027082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979141433335948635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95918903862778" text:continue-list="list626834286129027082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5684106302576639060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95919408656241" text:continue-list="list95918903862778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73230383657904492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1529651543336366264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95918907187225" text:continue-list="list573230383657904492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1524889436737120198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95918681751108" text:continue-list="list95918907187225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9151231156967835110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260207690099377248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95918573986052" text:continue-list="list9151231156967835110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9010523534624079016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95918844072360" text:continue-list="list95918573986052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3659409935638967826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4332414396487300338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95920148925023" text:continue-list="list3659409935638967826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4623797483108259752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95918437468140" text:continue-list="list95920148925023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7958507235116799687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7746904418187434976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95919776197722" text:continue-list="list7958507235116799687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3060076931688916064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84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95919132577488" text:continue-list="list95919776197722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5554709268094376691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7213903300645249811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95919369178392" text:continue-list="list5554709268094376691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661762982475964336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85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95919237606134" text:continue-list="list95919369178392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594891934568957408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1869523320340980609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95918715935425" text:continue-list="list594891934568957408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747634482372410905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86">The world on horseback: creuar muntanyes pel nord-&gt; txt quote genghis khan</text:p>
            </text:list-item>
          </text:list>
        </text:list-item>
      </text:list>
      <text:list xml:id="list95918217069425" text:continue-list="list95918715935425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6804802491897791314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1201006700382937771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95918645583127" text:continue-list="list6804802491897791314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4183689280801258415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7">Ice and fire: 10 eps → img igloo</text:p>
            </text:list-item>
          </text:list>
        </text:list-item>
      </text:list>
      <text:list xml:id="list95919179305772" text:continue-list="list95918645583127" text:style-name="L22">
        <text:list-header>
          <text:p text:style-name="P36"/>
        </text:list-header>
        <text:list-item>
          <text:p text:style-name="P36">Story:</text:p>
        </text:list-item>
      </text:list>
      <text:list xml:id="list5889684703008253792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656633965260740949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54789540548149500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95919747257344" text:continue-list="list7656633965260740949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2404111008649892814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95918559261611" text:continue-list="list95919747257344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2245870003354722374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95919036953110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89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1811893123017493981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95919065738935" text:continue-list="list95919036953110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4368634899308575643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95918239605231" text:continue-list="list95919065738935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862978699434388687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6118044799030390884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95919328384460" text:continue-list="list862978699434388687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1096880823373097010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8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95919049231316" text:continue-list="list95919328384460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775903548096236676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52">Reproduction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29">(global)</text:span></text:p>
            </text:list-item>
            <text:list-item>
              <text:p text:style-name="P52">Warfare <text:span text:style-name="T29">(global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43474527901413680" text:style-name="L36">
        <text:list-item>
          <text:list>
            <text:list-item>
              <text:p text:style-name="P53">Resources </text:p>
            </text:list-item>
            <text:list-item>
              <text:p text:style-name="P53">Population</text:p>
            </text:list-item>
          </text:list>
        </text:list-item>
      </text:list>
      <text:list xml:id="list95918262693277" text:continue-list="list6775903548096236676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5109263837557499618" text:style-name="L37">
        <text:list-item>
          <text:list>
            <text:list-item>
              <text:p text:style-name="P54">?? : Success -&gt; Dibuix</text:p>
            </text:list-item>
            <text:list-item>
              <text:p text:style-name="P90"><text:span text:style-name="T18">Perfection 12</text:span> : Perfect →<text:span text:style-name="T22"> txt sky burials</text:span></text:p>
            </text:list-item>
            <text:list-item>
              <text:p text:style-name="P88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95918326700896" text:continue-list="list95918262693277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3021891009171699460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29">(àrea)</text:span></text:p>
            </text:list-item>
            <text:list-item>
              <text:p text:style-name="P55">Influence <text:span text:style-name="T29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7204434097080959253" text:style-name="L39">
        <text:list-item>
          <text:list>
            <text:list-item>
              <text:p text:style-name="P56">Resources</text:p>
            </text:list-item>
            <text:list-item>
              <text:p text:style-name="P56">Dispersal</text:p>
            </text:list-item>
            <text:list-item>
              <text:p text:style-name="P56">Resources</text:p>
            </text:list-item>
          </text:list>
        </text:list-item>
      </text:list>
      <text:list xml:id="list95918748588856" text:continue-list="list3021891009171699460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6404786909638742278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8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95920288120198" text:continue-list="list95918748588856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7812389122828769292" text:style-name="L41">
        <text:list-item>
          <text:p text:style-name="P59">Aconseguir un recurs que no es té a través de warfare mentre una tercera població també el vol</text:p>
          <text:p text:style-name="P59"/>
        </text:list-item>
        <text:list-item>
          <text:p text:style-name="P59">Atributs:</text:p>
          <text:list>
            <text:list-item>
              <text:p text:style-name="P59">Trade</text:p>
            </text:list-item>
            <text:list-item>
              <text:p text:style-name="P59">Warfare</text:p>
            </text:list-item>
            <text:list-item>
              <text:p text:style-name="P59">Reproduc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Mobility <text:span text:style-name="T29">(àrea)</text:span></text:p>
            </text:list-item>
            <text:list-item>
              <text:p text:style-name="P59">Influence <text:span text:style-name="T29">(global)</text:span>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245907873589974023" text:style-name="L42">
        <text:list-item>
          <text:list>
            <text:list-item>
              <text:p text:style-name="P60">Dispersal</text:p>
            </text:list-item>
            <text:list-item>
              <text:p text:style-name="P60">Population</text:p>
            </text:list-item>
            <text:list-item>
              <text:p text:style-name="P60">Resources</text:p>
            </text:list-item>
          </text:list>
        </text:list-item>
      </text:list>
      <text:list xml:id="list95918776827734" text:continue-list="list7812389122828769292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762338283604117831" text:style-name="L43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8">Perfection 14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95920231049570" text:continue-list="list95918776827734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2330122003396127235" text:style-name="L44">
        <text:list-item>
          <text:p text:style-name="P63">Agafar fusta i canviar-lo per metalls a on hi ha una altra població mitjançant trade, influence o warfare</text:p>
          <text:p text:style-name="P63"/>
        </text:list-item>
        <text:list-item>
          <text:p text:style-name="P63">Atributs: </text:p>
          <text:list>
            <text:list-item>
              <text:p text:style-name="P63">Trade</text:p>
            </text:list-item>
            <text:list-item>
              <text:p text:style-name="P63">Influence</text:p>
            </text:list-item>
            <text:list-item>
              <text:p text:style-name="P63">Mobility 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29">(global)</text:span></text:p>
            </text:list-item>
            <text:list-item>
              <text:p text:style-name="P63">Warfare <text:span text:style-name="T29">(global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1861607938714406731" text:style-name="L45">
        <text:list-item>
          <text:list>
            <text:list-item>
              <text:p text:style-name="P64">Resources </text:p>
            </text:list-item>
            <text:list-item>
              <text:p text:style-name="P64">Resources</text:p>
            </text:list-item>
            <text:list-item>
              <text:p text:style-name="P64">Population</text:p>
            </text:list-item>
          </text:list>
        </text:list-item>
      </text:list>
      <text:list xml:id="list95919956999434" text:continue-list="list2330122003396127235" text:style-name="L44">
        <text:list-header>
          <text:p text:style-name="P63"/>
        </text:list-header>
        <text:list-item>
          <text:p text:style-name="P63">Achievements:</text:p>
        </text:list-item>
      </text:list>
      <text:list xml:id="list684325916091214865" text:style-name="L46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8">Perfection 15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95918711394550" text:continue-list="list95919956999434" text:style-name="L44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'agricultur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6248069507056967265" text:style-name="L47">
        <text:list-item>
          <text:p text:style-name="P67">Transformar una zona àrida en una de ben cultivada</text:p>
          <text:p text:style-name="P67"/>
        </text:list-item>
        <text:list-item>
          <text:p text:style-name="P67">Atributs:</text:p>
          <text:list>
            <text:list-item>
              <text:p text:style-name="P67">Terraforming</text:p>
            </text:list-item>
            <text:list-item>
              <text:p text:style-name="P67">Technology</text:p>
            </text:list-item>
            <text:list-item>
              <text:p text:style-name="P67">Mobilit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production <text:span text:style-name="T29">(global)</text:span></text:p>
            </text:list-item>
            <text:list-item>
              <text:p text:style-name="P67">Resistance <text:span text:style-name="T29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2378771329100427266" text:style-name="L48">
        <text:list-item>
          <text:list>
            <text:list-item>
              <text:p text:style-name="P68">Dispersal</text:p>
            </text:list-item>
            <text:list-item>
              <text:p text:style-name="P68">Population</text:p>
            </text:list-item>
          </text:list>
        </text:list-item>
      </text:list>
      <text:list xml:id="list95920165345508" text:continue-list="list6248069507056967265" text:style-name="L47">
        <text:list-header>
          <text:p text:style-name="P67"/>
        </text:list-header>
        <text:list-item>
          <text:p text:style-name="P67">Achievements:</text:p>
        </text:list-item>
      </text:list>
      <text:list xml:id="list6263589143645384381" text:style-name="L49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8">Perfection 16</text:span> : Perfect -&gt; ??</text:p>
            </text:list-item>
            <text:list-item>
              <text:p text:style-name="P69">??</text:p>
            </text:list-item>
          </text:list>
        </text:list-item>
      </text:list>
      <text:list xml:id="list95918168091093" text:continue-list="list95920165345508" text:style-name="L47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pesc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5060377684329311624" text:style-name="L50">
        <text:list-item>
          <text:p text:style-name="P71">Expandir una població mitjançant terraforming mentre es recolecta un recurs (cal evitar sobreexplotació)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Reproduction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Resistance <text:span text:style-name="T29">(àrea)</text:span></text:p>
            </text:list-item>
            <text:list-item>
              <text:p text:style-name="P71">Reproduction <text:span text:style-name="T29">(global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2554223813560412593" text:style-name="L51">
        <text:list-item>
          <text:list>
            <text:list-item>
              <text:p text:style-name="P72">Population</text:p>
            </text:list-item>
            <text:list-item>
              <text:p text:style-name="P72">Dispersal</text:p>
            </text:list-item>
            <text:list-item>
              <text:p text:style-name="P72">Resources</text:p>
            </text:list-item>
          </text:list>
        </text:list-item>
      </text:list>
      <text:list xml:id="list95919551925677" text:continue-list="list5060377684329311624" text:style-name="L50">
        <text:list-header>
          <text:p text:style-name="P71"/>
        </text:list-header>
        <text:list-item>
          <text:p text:style-name="P71">Achievements:</text:p>
        </text:list-item>
      </text:list>
      <text:list xml:id="list9059627483574727811" text:style-name="L52">
        <text:list-item>
          <text:list>
            <text:list-item>
              <text:p text:style-name="P73">?? : Success -&gt; Dibuix</text:p>
            </text:list-item>
            <text:list-item>
              <text:p text:style-name="P74"><text:span text:style-name="T18">Perfection 17</text:span> : Perfect-<text:span text:style-name="T19">&gt; img miners de sulfur a java</text:span></text:p>
            </text:list-item>
            <text:list-item>
              <text:p text:style-name="P74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95919711922924" text:continue-list="list95919551925677" text:style-name="L50">
        <text:list-header>
          <text:p text:style-name="P71"/>
        </text:list-header>
        <text:list-item>
          <text:p text:style-name="P71">Story:</text:p>
          <text:list>
            <text:list-item>
              <text:p text:style-name="P71">Dibu: Escena de Guerra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4075322373190824636" text:style-name="L53">
        <text:list-item>
          <text:p text:style-name="P75">Expandir una població mitjançant terraforming mentre es competeix per un recurs amb una altra cultura</text:p>
          <text:p text:style-name="P75"/>
        </text:list-item>
        <text:list-item>
          <text:p text:style-name="P75">Atributs:</text:p>
          <text:list>
            <text:list-item>
              <text:p text:style-name="P75">Terraform</text:p>
            </text:list-item>
            <text:list-item>
              <text:p text:style-name="P75">Exploitation</text:p>
            </text:list-item>
            <text:list-item>
              <text:p text:style-name="P75">Trade</text:p>
            </text:list-item>
          </text:list>
          <text:p text:style-name="P75"/>
        </text:list-item>
        <text:list-item>
          <text:p text:style-name="P75">Poders:</text:p>
          <text:list>
            <text:list-item>
              <text:p text:style-name="P75">Warfare <text:span text:style-name="T29">(global)</text:span></text:p>
            </text:list-item>
            <text:list-item>
              <text:p text:style-name="P75">Influence <text:span text:style-name="T29">(global)</text:span></text:p>
            </text:list-item>
          </text:list>
          <text:p text:style-name="P75"/>
        </text:list-item>
        <text:list-item>
          <text:p text:style-name="P75">Goals:</text:p>
        </text:list-item>
      </text:list>
      <text:list xml:id="list7783554492694760736" text:style-name="L54">
        <text:list-item>
          <text:list>
            <text:list-item>
              <text:p text:style-name="P76">Population</text:p>
            </text:list-item>
            <text:list-item>
              <text:p text:style-name="P76">Resources</text:p>
            </text:list-item>
            <text:list-item>
              <text:p text:style-name="P76">Resources</text:p>
            </text:list-item>
          </text:list>
        </text:list-item>
      </text:list>
      <text:list xml:id="list95918935743207" text:continue-list="list4075322373190824636" text:style-name="L53">
        <text:list-header>
          <text:p text:style-name="P75"/>
        </text:list-header>
        <text:list-item>
          <text:p text:style-name="P75">Achievements:</text:p>
        </text:list-item>
      </text:list>
      <text:list xml:id="list1244497068819096395" text:style-name="L55">
        <text:list-item>
          <text:list>
            <text:list-item>
              <text:p text:style-name="P77">?? : Success -&gt; Dibuix</text:p>
            </text:list-item>
            <text:list-item>
              <text:p text:style-name="P77">?? : Perfect -&gt; ??</text:p>
            </text:list-item>
            <text:list-item>
              <text:p text:style-name="P77">??</text:p>
            </text:list-item>
          </text:list>
        </text:list-item>
      </text:list>
      <text:list xml:id="list95919163360336" text:continue-list="list95918935743207" text:style-name="L53">
        <text:list-header>
          <text:p text:style-name="P75"/>
        </text:list-header>
        <text:list-item>
          <text:p text:style-name="P75">Story:</text:p>
          <text:list>
            <text:list-item>
              <text:p text:style-name="P75">Dibu: Escena d'intercanvi entre animals i un carro</text:p>
            </text:list-item>
            <text:list-item>
              <text:p text:style-name="P75">Contingut: </text:p>
            </text:list-item>
            <text:list-item>
              <text:p text:style-name="P75">Text: ""</text:p>
            </text:list-item>
          </text:list>
        </text:list-item>
      </text:list>
      <text:p text:style-name="P5">19 - Terraforming + Exploitation + Trade</text:p>
      <text:p text:style-name="P3"/>
      <text:list xml:id="list8000892847920127477" text:style-name="L56">
        <text:list-item>
          <text:p text:style-name="P78">Aconseguir els objectius per crear la primera ciutat</text:p>
          <text:p text:style-name="P78"/>
        </text:list-item>
        <text:list-item>
          <text:p text:style-name="P78">Atributs:</text:p>
          <text:list>
            <text:list-item>
              <text:p text:style-name="P78">Terraform</text:p>
            </text:list-item>
            <text:list-item>
              <text:p text:style-name="P78">Trade</text:p>
            </text:list-item>
            <text:list-item>
              <text:p text:style-name="P78">Exploitation</text:p>
            </text:list-item>
          </text:list>
          <text:p text:style-name="P78"/>
        </text:list-item>
        <text:list-item>
          <text:p text:style-name="P78">Poders:</text:p>
          <text:list>
            <text:list-item>
              <text:p text:style-name="P78">Influence <text:span text:style-name="T29">(global)</text:span></text:p>
            </text:list-item>
            <text:list-item>
              <text:p text:style-name="P78">Mobility <text:span text:style-name="T29">(àrea)</text:span></text:p>
            </text:list-item>
          </text:list>
          <text:p text:style-name="P78"/>
        </text:list-item>
        <text:list-item>
          <text:p text:style-name="P78">Goals:</text:p>
        </text:list-item>
      </text:list>
      <text:list xml:id="list4313280530760951018" text:style-name="L57">
        <text:list-item>
          <text:list>
            <text:list-item>
              <text:p text:style-name="P79">Resources</text:p>
            </text:list-item>
            <text:list-item>
              <text:p text:style-name="P79">Resources</text:p>
            </text:list-item>
            <text:list-item>
              <text:p text:style-name="P79">Resources</text:p>
            </text:list-item>
          </text:list>
        </text:list-item>
      </text:list>
      <text:list xml:id="list95918431494580" text:continue-list="list8000892847920127477" text:style-name="L56">
        <text:list-header>
          <text:p text:style-name="P78"/>
        </text:list-header>
        <text:list-item>
          <text:p text:style-name="P78">Achievements:</text:p>
        </text:list-item>
      </text:list>
      <text:list xml:id="list1411119097725480808" text:style-name="L58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95919215486182" text:continue-list="list95918431494580" text:style-name="L56">
        <text:list-header>
          <text:p text:style-name="P78"/>
        </text:list-header>
        <text:list-item>
          <text:p text:style-name="P78">Story:</text:p>
          <text:list>
            <text:list-item>
              <text:p text:style-name="P78">Dibu: Ciutat al fons, i nau a la dreta</text:p>
            </text:list-item>
            <text:list-item>
              <text:p text:style-name="P78">Contingut: </text:p>
            </text:list-item>
            <text:list-item>
              <text:p text:style-name="P78">Text: ""</text:p>
            </text:list-item>
          </text:list>
        </text:list-item>
      </text:list>
      <text:p text:style-name="P3"/>
      <text:p text:style-name="P5">20 - Terraforming + Warfare </text:p>
      <text:p text:style-name="P3"/>
      <text:list xml:id="list1999106193499095881" text:style-name="L59">
        <text:list-item>
          <text:p text:style-name="P81">La població t'ha desobeït i vol conquerir una zona a on hi ha una altra espècie que se suposa que no van coincidir fins molts segles després. Has d'evitar que els bots no desapareguin.</text:p>
          <text:p text:style-name="P81"/>
        </text:list-item>
        <text:list-item>
          <text:p text:style-name="P81">Atributs:</text:p>
          <text:list>
            <text:list-item>
              <text:p text:style-name="P81">Terraform</text:p>
            </text:list-item>
            <text:list-item>
              <text:p text:style-name="P81">Reproduction</text:p>
            </text:list-item>
            <text:list-item>
              <text:p text:style-name="P81">Warfar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Influence <text:span text:style-name="T29">(global)</text:span></text:p>
            </text:list-item>
            <text:list-item>
              <text:p text:style-name="P81">Mobility <text:span text:style-name="T29">(àrea)</text:span>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5240107968087925629" text:style-name="L60">
        <text:list-item>
          <text:p text:style-name="P82">Population</text:p>
        </text:list-item>
        <text:list-item>
          <text:p text:style-name="P82">Dispersal</text:p>
        </text:list-item>
        <text:list-item>
          <text:p text:style-name="P82">Population </text:p>
        </text:list-item>
      </text:list>
      <text:list xml:id="list95919088059568" text:continue-list="list1999106193499095881" text:style-name="L59">
        <text:list-header>
          <text:p text:style-name="P81"/>
        </text:list-header>
        <text:list-item>
          <text:p text:style-name="P81">Achievements:</text:p>
        </text:list-item>
      </text:list>
      <text:list xml:id="list3181746416201949640" text:style-name="L61">
        <text:list-item>
          <text:p text:style-name="P83"><text:span text:style-name="T17">Humans go home!</text:span> : Success -&gt; Dibuix</text:p>
        </text:list-item>
        <text:list-item>
          <text:p text:style-name="P83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83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95919751692210" text:continue-list="list95919088059568" text:style-name="L59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Fi del culte als Guies, destrucció dels símbols mentre la nau marxa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14T09:59:18.049197802</dc:date>
    <dc:creator>Xavier Rubio-Campillo</dc:creator>
    <meta:editing-duration>PT11H7M5S</meta:editing-duration>
    <meta:editing-cycles>51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54" meta:character-count="8743" meta:non-whitespace-character-count="7852"/>
  </office:meta>
</office:document-meta>
</file>